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400000116617A81AEAC0BAFC2.png" manifest:media-type="image/png"/>
  <manifest:file-entry manifest:full-path="Pictures/1000000000000500000002D0D3CD10DAF601386C.jpg" manifest:media-type="image/jpeg"/>
  <manifest:file-entry manifest:full-path="Pictures/100002010000018D000001167D9F7CB42EB807F6.png" manifest:media-type="image/png"/>
  <manifest:file-entry manifest:full-path="Pictures/100002010000019400000116EB884AE2773358DE.png" manifest:media-type="image/png"/>
  <manifest:file-entry manifest:full-path="Pictures/10000201000006B70000020F15130659708190C1.png" manifest:media-type="image/png"/>
  <manifest:file-entry manifest:full-path="Pictures/100002010000018E000001160725F68BA9C85E01.png" manifest:media-type="image/png"/>
  <manifest:file-entry manifest:full-path="Pictures/1000000000000500000002D0D3843E888DA4C542.jpg" manifest:media-type="image/jpeg"/>
  <manifest:file-entry manifest:full-path="Pictures/1000000000000500000002D0A9442A2C2BCF497F.jpg" manifest:media-type="image/jpeg"/>
  <manifest:file-entry manifest:full-path="Pictures/1000000000000500000002D076186E0F0C4FD82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8.583cm" svg:x="0.111cm" svg:y="6.268cm">
          <draw:image xlink:href="Pictures/10000201000006B70000020F15130659708190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3.517cm" svg:height="7.603cm" svg:x="0.762cm" svg:y="2.557cm">
          <draw:image xlink:href="Pictures/1000000000000500000002D0D3843E888DA4C542.jpg" xlink:type="simple" xlink:show="embed" xlink:actuate="onLoad">
            <text:p/>
          </draw:image>
        </draw:frame>
        <draw:frame draw:style-name="gr1" draw:text-style-name="P1" draw:layer="layout" svg:width="13.716cm" svg:height="7.715cm" svg:x="0.762cm" svg:y="11.589cm">
          <draw:image xlink:href="Pictures/1000000000000500000002D076186E0F0C4FD82C.jpg" xlink:type="simple" xlink:show="embed" xlink:actuate="onLoad">
            <text:p/>
          </draw:image>
        </draw:frame>
        <draw:frame draw:style-name="gr3" draw:text-style-name="P3" draw:layer="layout" svg:width="3.556cm" svg:height="1.016cm" svg:x="6.096cm" svg:y="1.524cm">
          <draw:text-box>
            <text:p>Frame 1 </text:p>
          </draw:text-box>
        </draw:frame>
        <draw:frame draw:style-name="gr4" draw:text-style-name="P3" draw:layer="layout" svg:width="3.81cm" svg:height="0.962cm" svg:x="5.842cm" svg:y="10.63cm">
          <draw:text-box>
            <text:p>Frame 250</text:p>
          </draw:text-box>
        </draw:frame>
        <draw:frame draw:style-name="gr3" draw:text-style-name="P4" draw:layer="layout" svg:width="11.176cm" svg:height="1.016cm" svg:x="8.382cm" svg:y="0.762cm">
          <draw:text-box>
            <text:p text:style-name="P1">Easy Case </text:p>
          </draw:text-box>
        </draw:frame>
        <draw:frame draw:style-name="gr1" draw:text-style-name="P1" draw:layer="layout" svg:width="10.529cm" svg:height="7.354cm" svg:x="16.256cm" svg:y="2.54cm">
          <draw:image xlink:href="Pictures/100002010000018E000001160725F68BA9C85E01.png" xlink:type="simple" xlink:show="embed" xlink:actuate="onLoad">
            <text:p/>
          </draw:image>
        </draw:frame>
        <draw:frame draw:style-name="gr1" draw:text-style-name="P1" draw:layer="layout" svg:width="10.688cm" svg:height="7.354cm" svg:x="16.002cm" svg:y="11.188cm">
          <draw:image xlink:href="Pictures/100002010000019400000116EB884AE2773358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521cm" svg:height="7.605cm" svg:x="0.762cm" svg:y="2.848cm">
          <draw:image xlink:href="Pictures/1000000000000500000002D0A9442A2C2BCF497F.jpg" xlink:type="simple" xlink:show="embed" xlink:actuate="onLoad">
            <text:p/>
          </draw:image>
        </draw:frame>
        <draw:frame draw:style-name="gr1" draw:text-style-name="P1" draw:layer="layout" svg:width="13.618cm" svg:height="7.659cm" svg:x="0.821cm" svg:y="11.645cm">
          <draw:image xlink:href="Pictures/1000000000000500000002D0D3CD10DAF601386C.jpg" xlink:type="simple" xlink:show="embed" xlink:actuate="onLoad">
            <text:p/>
          </draw:image>
        </draw:frame>
        <draw:frame draw:style-name="gr3" draw:text-style-name="P3" draw:layer="layout" svg:width="3.556cm" svg:height="1.016cm" svg:x="5.901cm" svg:y="1.778cm">
          <draw:text-box>
            <text:p>Frame 1 </text:p>
          </draw:text-box>
        </draw:frame>
        <draw:frame draw:style-name="gr3" draw:text-style-name="P3" draw:layer="layout" svg:width="3.556cm" svg:height="1.016cm" svg:x="5.901cm" svg:y="10.629cm">
          <draw:text-box>
            <text:p>Frame 35</text:p>
          </draw:text-box>
        </draw:frame>
        <draw:frame draw:style-name="gr3" draw:text-style-name="P4" draw:layer="layout" svg:width="11.176cm" svg:height="1.016cm" svg:x="8.382cm" svg:y="0.762cm">
          <draw:text-box>
            <text:p text:style-name="P1">Challenging Case </text:p>
          </draw:text-box>
        </draw:frame>
        <draw:frame draw:style-name="gr1" draw:text-style-name="P1" draw:layer="layout" svg:width="10.265cm" svg:height="7.354cm" svg:x="16.51cm" svg:y="3.048cm">
          <draw:image xlink:href="Pictures/100002010000018400000116617A81AEAC0BAFC2.png" xlink:type="simple" xlink:show="embed" xlink:actuate="onLoad">
            <text:p/>
          </draw:image>
        </draw:frame>
        <draw:frame draw:style-name="gr1" draw:text-style-name="P1" draw:layer="layout" svg:width="10.503cm" svg:height="7.354cm" svg:x="16.421cm" svg:y="11.684cm">
          <draw:image xlink:href="Pictures/100002010000018D000001167D9F7CB42EB807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09:27:22.124233205</meta:creation-date>
    <dc:date>2019-01-09T13:20:15.938607187</dc:date>
    <meta:editing-duration>PT1H57S</meta:editing-duration>
    <meta:editing-cycles>6</meta:editing-cycles>
    <meta:generator>LibreOffice/5.1.6.2$Linux_X86_64 LibreOffice_project/10m0$Build-2</meta:generator>
    <meta:document-statistic meta:object-count="42"/>
  </office:meta>
</office:document-meta>
</file>